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ermission.calculatePermissions( int privs , int parentPrivs , boolean isAllow , boolean protectsPolicy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1">
            <text:p text:style-name="Table_20_Contents">31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Permission.diff( int permissions , int otherPermis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